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none" fo:font-weight="normal" style:font-size-asian="16pt" style:font-weight-asian="normal" style:font-size-complex="16pt" style:font-weight-complex="normal"/>
    </style:style>
    <style:style style:name="P3" style:family="paragraph" style:parent-style-name="Text_20_body">
      <style:text-properties style:font-name="Verdana" fo:font-size="10pt"/>
    </style:style>
    <style:style style:name="P4" style:family="paragraph" style:parent-style-name="Heading_20_3">
      <style:text-properties style:font-name="Verdana" fo:font-size="10pt" fo:font-weight="bold"/>
    </style:style>
    <style:style style:name="P5" style:family="paragraph" style:parent-style-name="Heading_20_3">
      <style:paragraph-properties fo:text-align="start" style:justify-single-word="false"/>
      <style:text-properties style:font-name="Verdana" fo:font-size="10pt" style:text-underline-style="none" fo:font-weight="bold" style:font-size-asian="16pt" style:font-weight-asian="normal" style:font-size-complex="16pt" style:font-weight-complex="normal"/>
    </style:style>
    <style:style style:name="P6" style:family="paragraph" style:parent-style-name="Heading_20_4">
      <style:text-properties style:font-name="Verdana" fo:font-size="10pt"/>
    </style:style>
    <style:style style:name="P7" style:family="paragraph" style:parent-style-name="Heading_20_4">
      <style:text-properties style:font-name="Verdana" fo:font-size="10pt" fo:font-weight="bold"/>
    </style:style>
    <style:style style:name="P8" style:family="paragraph" style:parent-style-name="Text_20_body">
      <style:paragraph-properties fo:padding="0.074cm" fo:border-left="none" fo:border-right="none" fo:border-top="none" fo:border-bottom="0.002cm solid #000000" style:join-border="false"/>
      <style:text-properties style:font-name="Verdana" fo:font-size="10pt"/>
    </style:style>
    <style:style style:name="P9" style:family="paragraph" style:parent-style-name="Text_20_body" style:list-style-name="L1">
      <style:text-properties style:font-name="Verdana" fo:font-size="10pt"/>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T1" style:family="text">
      <style:text-properties fo:font-weight="bold"/>
    </style:style>
    <style:style style:name="T2" style:family="text">
      <style:text-properties style:font-name="Verdana"/>
    </style:style>
    <style:style style:name="T3" style:family="text">
      <style:text-properties style:font-name="Verdana" fo:font-size="10pt"/>
    </style:style>
    <style:style style:name="T4" style:family="text">
      <style:text-properties fo:font-size="1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IL SERVER</text:p>
      <text:p text:style-name="P1"/>
      <text:h text:style-name="P5" text:outline-level="3">MUA (Mail User Agent) </text:h>
      <text:list xml:id="list1839201563" text:style-name="L2">
        <text:list-item>
          <text:p text:style-name="P10"><text:span text:style-name="T3">MUA resides at client side, this is normally refer to client email application such as MS Outlook, Out Express, Thunderbird. </text:span></text:p>
        </text:list-item>
      </text:list>
      <text:list xml:id="list780769012" text:style-name="L3">
        <text:list-item>
          <text:p text:style-name="P11"><text:span text:style-name="T3">MUA is responsible for sending and receiving email to/from MTA.</text:span></text:p>
        </text:list-item>
      </text:list>
      <text:p text:style-name="Text_20_body"> </text:p>
      <text:h text:style-name="P4" text:outline-level="3">MTA (Mail Transport Agent)</text:h>
      <text:list xml:id="list1384847321" text:style-name="L4">
        <text:list-item>
          <text:p text:style-name="P12"><text:span text:style-name="T3">It is work of transferring the email messages from one computer to another. </text:span></text:p>
        </text:list-item>
      </text:list>
      <text:list xml:id="list1441190436" text:style-name="L5">
        <text:list-item>
          <text:p text:style-name="P13"><text:span text:style-name="T3">MTA is responsible for accepting, receiving and delivering task within hosts/servers. </text:span></text:p>
        </text:list-item>
        <text:list-item>
          <text:p text:style-name="P13"><text:span text:style-name="T3">Few well-known MTA application you might already known is MS Exchange Server, Sendmail, Postfix and Qmail.</text:span></text:p>
        </text:list-item>
      </text:list>
      <text:p text:style-name="Text_20_body"> </text:p>
      <text:h text:style-name="P4" text:outline-level="3">MDA (Mail Transport Agent)</text:h>
      <text:p text:style-name="P3">MDA is responsible for delivery emails from MTA then redirect them according to user's mailbox.</text:p>
      <text:p text:style-name="Text_20_body"> </text:p>
      <text:p text:style-name="P3">A mail server is using the following TCP protocols:-</text:p>
      <text:p text:style-name="Text_20_body"> </text:p>
      <text:h text:style-name="P7" text:outline-level="4">Simple Mail Transfer Protocols (SMTP)</text:h>
      <text:p text:style-name="P3">The default SMTP port is 25. However, you might customize the port (for example port 587), this is due to some ISP blocking smtp port number 25 for dynamic IP. SMTP is used as communication port within MUA to/from MTA and MTA to/fromm MTA. Generally, user sending email is using SMTP port</text:p>
      <text:p text:style-name="Text_20_body"> </text:p>
      <text:h text:style-name="P6" text:outline-level="4"><text:span text:style-name="T1">Post Office Protocol (POP)</text:span> </text:h>
      <text:p text:style-name="P3">The default POP port is 110 .POP is used for receiving/download email from mail server. When POP is running, it will retrieve user's  email from  the mail server, delivery it to user local machine/pc then remove it from server.</text:p>
      <text:p text:style-name="Text_20_body"> </text:p>
      <text:h text:style-name="P7" text:outline-level="4">Internet Message Protocol (IMAP)</text:h>
      <text:p text:style-name="P3">The default POP port is 110. IMAP is another famous protocol used for retrieving email from mail server. Unlike POP, IMAP will first download the subject header from mail server, when user click on the subject, email content will be downloaded to user's local machine, while still kept a copy of email from the server</text:p>
      <text:p text:style-name="Text_20_body"> </text:p>
      <text:h text:style-name="P7" text:outline-level="4"><text:soft-page-break/>CentOS Email Options</text:h>
      <text:p text:style-name="P3">There are more than 3 different email servers option in CentOS. The famous email server packages are:</text:p>
      <text:list xml:id="list287858433" text:style-name="L1">
        <text:list-item>
          <text:p text:style-name="P9">Sendmail</text:p>
        </text:list-item>
        <text:list-item>
          <text:p text:style-name="P9">Postfix</text:p>
        </text:list-item>
        <text:list-item>
          <text:p text:style-name="P9">Qmail</text:p>
        </text:list-item>
      </text:list>
      <text:p text:style-name="P3"/>
      <text:p text:style-name="P3"/>
      <text:p text:style-name="P3"/>
      <text:p text:style-name="P8"/>
      <text:p text:style-name="P3"/>
      <text:p text:style-name="P3">Mail User Agent</text:p>
      <text:p text:style-name="P3"/>
      <text:p text:style-name="P3">This is the part of the system that the typical user is likely to be most familiar with. The Mail User Agent (MUA), or mail client, is the application that is used to write, send and read email messages. Anyone who has written and sent a message on any computer has used a Mail User Agent of one type or another.</text:p>
      <text:p text:style-name="P3"/>
      <text:p text:style-name="P3">Typical Graphical MUA\u2019s on Linux are Evolution, Thunderbird and KMail. For those who prefer a text based mail client, there are also the more traditional pine and mail tools.</text:p>
      <text:p text:style-name="P3">Mail Transfer Agent</text:p>
      <text:p text:style-name="P3"/>
      <text:p text:style-name="P3">The Mail Transfer Agent (MTA) is the part of the email system that does much of the work of transferring the email messages from one computer to another (either on the same local network or over the internet to a remote system). Once configured correctly, most users will not have any direct interaction with their chosen MTA unless they wish to re-configure it for any reason. There are many choices of MTA available for Linux including sendmail, Postfix, Fetchmail, Qmail and Exim.</text:p>
      <text:p text:style-name="P3">Mail Delivery Agent</text:p>
      <text:p text:style-name="P3"/>
      <text:p text:style-name="P3">Another part of the infrastructure that is typically hidden from the user, the Mail Delivery Agent (MDA) sits in the background and performs filtering on the email messages between the Mail Transfer Agent and the mail client (MUA). The most popular form of MDA is a spam filter to remove all the unwanted email messages from the system before they reach the inbox of the user\u2019s mail client (MUA). Popular MDAs are Spamassassin and Procmail. It is important to note that some Mail User Agent applications (such as Evolution, Thunderbird and KMail) include their own MDA filtering. Others, such as Pine and Basla, do not. This can be a source of confusion to the Linux beginner.</text:p>
      <text:p text:style-name="P3">SMTP</text:p>
      <text:p text:style-name="P3"/>
      <text:p text:style-name="P3">SMTP is an acronym for Simple Mail Transport Protocol. This is the protocol used by the email systems to transfer mail messages from one server to another. This protocol is essentially the communications language that the MTAs use to talk to each other and transfer messages back and forth.</text:p>
      <text:p text:style-name="P2"><text:soft-page-break/></text:p>
      <text:p text:style-name="P2"/>
      <text:p text:style-name="P2"/>
      <text:p text:style-name="P2"/>
      <text:p text:style-name="P2"/>
      <text:p text:style-name="P2"/>
      <text:p text:style-name="P2">Configure</text:p>
      <text:p text:style-name="P2"/>
      <text:p text:style-name="P2"/>
      <text:p text:style-name="P2"><text:s text:c="4"/>Edit the /etc/postfix/main.cf file</text:p>
      <text:p text:style-name="P2"/>
      <text:p text:style-name="P2"><text:s text:c="4"/>Uncomment the mydomain line by removing the hash mark (#), and replace domain.tld with the domain the mail server is servicing, such as example.com.</text:p>
      <text:p text:style-name="P2"/>
      <text:p text:style-name="P2"><text:s text:c="4"/>Uncomment the myorigin = $mydomain line.</text:p>
      <text:p text:style-name="P2"/>
      <text:p text:style-name="P2"><text:s text:c="4"/>Uncomment the myhostname line, and replace host.domain.tld with the hostname for the machine.</text:p>
      <text:p text:style-name="P2"/>
      <text:p text:style-name="P2"><text:s text:c="4"/>Uncomment the mydestination = $myhostname, localhost.$mydomain line.</text:p>
      <text:p text:style-name="P2"/>
      <text:p text:style-name="P2"><text:s text:c="4"/>Uncomment the mynetworks line, and replace 168.100.189.0/28 with a valid network setting for hosts that can connect to the server.</text:p>
      <text:p text:style-name="P2"/>
      <text:p text:style-name="P2"><text:s text:c="4"/>Uncomment the inet_interfaces = all line.</text:p>
      <text:p text:style-name="P2"/>
      <text:p text:style-name="P2"><text:s text:c="4"/>Restart the postfix servi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LGC Sans" style:font-size-asian="14pt" style:font-weight-asian="bold" style:font-name-complex="DejaVu LGC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LGC Sans" style:font-size-asian="12pt" style:font-weight-asian="bold" style:font-name-complex="DejaVu LGC Sans" style:font-size-complex="12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1-11T12:13:53</meta:creation-date>
    <meta:editing-duration>PT00H06M36S</meta:editing-duration>
    <meta:editing-cycles>3</meta:editing-cycles>
    <meta:generator>OpenOffice.org/3.2$Linux OpenOffice.org_project/320m12$Build-9483</meta:generator>
    <dc:date>2014-01-11T16:11:51</dc:date>
    <dc:creator>admin </dc:creator>
    <meta:document-statistic meta:table-count="0" meta:image-count="0" meta:object-count="0" meta:page-count="3" meta:paragraph-count="47" meta:word-count="727" meta:character-count="4394"/>
  </office:meta>
</office:document-meta>
</file>